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10404F9A28D.jpg"/>
  <manifest:file-entry manifest:media-type="image/png" manifest:full-path="Pictures/1000020100000020000000209CD9549D.png"/>
  <manifest:file-entry manifest:media-type="image/jpeg" manifest:full-path="Pictures/100000000000000C0000011F81378DB1.jpg"/>
  <manifest:file-entry manifest:media-type="image/jpeg" manifest:full-path="Pictures/10000000000001080000003E4C04DCB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xml-odf-interop:xmlns:field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1">
  <office:scripts/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style:shadow="none" table:align="margins" style:page-number="0" style:width="16.942cm"/>
    </style:style>
    <style:style style:name="Table1.A" style:family="table-column">
      <style:table-column-properties style:column-width="3.44cm" style:rel-column-width="1950*"/>
    </style:style>
    <style:style style:name="Table1.B" style:family="table-column">
      <style:table-column-properties style:column-width="2.487cm" style:rel-column-width="1410*"/>
    </style:style>
    <style:style style:name="Table1.C" style:family="table-column">
      <style:table-column-properties style:column-width="2.117cm" style:rel-column-width="1200*"/>
    </style:style>
    <style:style style:name="Table1.D" style:family="table-column">
      <style:table-column-properties style:column-width="0.714cm" style:rel-column-width="405*"/>
    </style:style>
    <style:style style:name="Table1.E" style:family="table-column">
      <style:table-column-properties style:column-width="0.291cm" style:rel-column-width="165*"/>
    </style:style>
    <style:style style:name="Table1.F" style:family="table-column">
      <style:table-column-properties style:column-width="5.47cm" style:rel-column-width="3101*"/>
    </style:style>
    <style:style style:name="Table1.G" style:family="table-column">
      <style:table-column-properties style:column-width="2.424cm" style:rel-column-width="1374*"/>
    </style:style>
    <style:style style:name="Table1.A1" style:family="table-cell">
      <style:table-cell-properties fo:border="none" fo:padding="0.097cm"/>
    </style:style>
    <style:style style:name="Table1.A10" style:family="table-cell">
      <style:table-cell-properties fo:border-bottom="0.002cm solid #000000" fo:border-right="none" fo:padding="0.097cm" fo:border-left="0.002cm solid #000000" fo:border-top="0.002cm solid #000000"/>
    </style:style>
    <style:style style:name="Table1.D10" style:family="table-cell">
      <style:table-cell-properties fo:border="0.002cm solid #000000" fo:padding="0.097cm"/>
    </style:style>
    <style:style style:name="Table2" style:family="table">
      <style:table-properties table:align="margins" style:width="16.942cm"/>
    </style:style>
    <style:style style:name="Table2.A" style:family="table-column">
      <style:table-column-properties style:column-width="13.573cm" style:rel-column-width="7695*"/>
    </style:style>
    <style:style style:name="Table2.B" style:family="table-column">
      <style:table-column-properties style:column-width="3.369cm" style:rel-column-width="1910*"/>
    </style:style>
    <style:style style:name="Table2.A1" style:family="table-cell">
      <style:table-cell-properties fo:border-bottom="none" fo:border-right="none" fo:padding="0.097cm" fo:border-left="0.002cm solid #000000" fo:border-top="0.002cm solid #000000"/>
    </style:style>
    <style:style style:name="Table2.B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2.A2" style:family="table-cell">
      <style:table-cell-properties fo:border-bottom="none" fo:border-right="none" fo:padding="0.097cm" fo:border-left="0.002cm solid #000000" fo:border-top="none"/>
    </style:style>
    <style:style style:name="Table2.B2" style:family="table-cell">
      <style:table-cell-properties fo:border-bottom="none" fo:border-right="0.002cm solid #0047ff" fo:padding="0.097cm" fo:border-left="0.002cm solid #0047ff" fo:border-top="none"/>
    </style:style>
    <style:style style:name="Table2.A3" style:family="table-cell">
      <style:table-cell-properties fo:border="none" fo:padding="0.097cm"/>
    </style:style>
    <style:style style:name="Table2.A4" style:family="table-cell">
      <style:table-cell-properties fo:border-bottom="none" fo:border-right="none" fo:padding="0.097cm" fo:border-left="none" fo:border-top="0.002cm solid #000000"/>
    </style:style>
    <style:style style:name="Table2.B4" style:family="table-cell">
      <style:table-cell-properties fo:border-bottom="none" fo:border-right="none" fo:padding="0.097cm" fo:border-left="none" fo:border-top="0.002cm solid #0047ff"/>
    </style:style>
    <style:style style:name="Table3" style:family="table">
      <style:table-properties table:align="margins" style:width="16.942cm"/>
    </style:style>
    <style:style style:name="Table3.A" style:family="table-column">
      <style:table-column-properties style:column-width="3.676cm" style:rel-column-width="2084*"/>
    </style:style>
    <style:style style:name="Table3.B" style:family="table-column">
      <style:table-column-properties style:column-width="1.969cm" style:rel-column-width="1116*"/>
    </style:style>
    <style:style style:name="Table3.C" style:family="table-column">
      <style:table-column-properties style:column-width="2.824cm" style:rel-column-width="1601*"/>
    </style:style>
    <style:style style:name="Table3.D" style:family="table-column">
      <style:table-column-properties style:column-width="1.903cm" style:rel-column-width="1079*"/>
    </style:style>
    <style:style style:name="Table3.E" style:family="table-column">
      <style:table-column-properties style:column-width="3.201cm" style:rel-column-width="1815*"/>
    </style:style>
    <style:style style:name="Table3.F" style:family="table-column">
      <style:table-column-properties style:column-width="3.369cm" style:rel-column-width="1910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97cm"/>
    </style:style>
    <style:style style:name="Table3.F1" style:family="table-cell">
      <style:table-cell-properties fo:border-bottom="none" fo:border-right="0.002cm solid #0047ff" fo:padding="0.097cm" fo:border-left="0.002cm solid #0047ff" fo:border-top="0.002cm solid #0047ff"/>
    </style:style>
    <style:style style:name="Table3.F2" style:family="table-cell">
      <style:table-cell-properties fo:border-bottom="none" fo:border-right="0.002cm solid #0047ff" fo:padding="0.097cm" fo:border-left="0.002cm solid #0047ff" fo:border-top="none"/>
    </style:style>
    <style:style style:name="Table3.F3" style:family="table-cell">
      <style:table-cell-properties fo:border-bottom="0.002cm solid #0047ff" fo:border-right="0.002cm solid #0047ff" fo:padding="0.097cm" fo:border-left="0.002cm solid #0047ff" fo:border-top="none"/>
    </style:style>
    <style:style style:name="Table3.B4" style:family="table-cell">
      <style:table-cell-properties fo:border="0.002cm solid #000000" fo:padding="0.097cm"/>
    </style:style>
    <style:style style:name="Table3.B5" style:family="table-cell">
      <style:table-cell-properties fo:border-bottom="0.002cm solid #000000" fo:border-right="0.002cm solid #000000" fo:padding="0.097cm" fo:border-left="0.002cm solid #000000" fo:border-top="none"/>
    </style:style>
    <style:style style:name="Table3.D12" style:family="table-cell">
      <style:table-cell-properties fo:border-bottom="0.002cm solid #000000" fo:border-right="none" fo:padding="0.097cm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9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0" style:parent-style-name="Table_20_Contents" style:family="paragraph">
      <style:paragraph-properties style:justify-single-word="false" fo:text-align="center"/>
    </style:style>
    <style:style style:name="P11" style:parent-style-name="Table_20_Contents" style:family="paragraph">
      <style:paragraph-properties style:justify-single-word="false" fo:text-align="end"/>
    </style:style>
    <style:style style:name="P12" style:parent-style-name="Table_20_Contents" style:family="paragraph">
      <style:text-properties fo:font-weight="bold" style:font-weight-complex="bold" fo:color="#0066cc" style:font-weight-asian="bold"/>
    </style:style>
    <style:style style:name="P13" style:parent-style-name="Table_20_Contents" style:family="paragraph">
      <style:text-properties fo:color="#0047ff"/>
    </style:style>
    <style:style style:name="P14" style:parent-style-name="Table_20_Contents" style:family="paragraph">
      <style:text-properties fo:font-weight="bold" style:font-weight-complex="bold" fo:color="#0047ff" style:font-weight-asian="bold"/>
    </style:style>
    <style:style style:name="P15" style:parent-style-name="Table_20_Contents" style:family="paragraph">
      <style:paragraph-properties style:justify-single-word="false" fo:text-align="end"/>
      <style:text-properties fo:color="#0047ff"/>
    </style:style>
    <style:style style:name="P16" style:parent-style-name="Table_20_Contents" style:family="paragraph">
      <style:text-properties fo:font-size="13pt" style:font-size-asian="13pt" style:font-size-complex="13pt"/>
    </style:style>
    <style:style style:name="P17" style:parent-style-name="Table_20_Contents" style:family="paragraph">
      <style:text-properties fo:font-weight="normal" style:font-weight-complex="normal" fo:color="#000000" style:font-weight-asian="normal"/>
    </style:style>
    <style:style style:name="T1" style:family="text">
      <style:text-properties fo:font-weight="normal" style:font-weight-complex="normal" style:font-weight-asian="normal"/>
    </style:style>
    <style:style style:name="T2" style:family="text">
      <style:text-properties fo:font-weight="normal" style:font-weight-complex="bold" fo:color="#000000" style:font-weight-asian="bold"/>
    </style:style>
    <style:style style:name="T3" style:family="text">
      <style:text-properties fo:font-size="10.5pt" fo:font-weight="normal" style:font-size-asian="10.5pt" style:font-weight-complex="bold" fo:color="#000000" style:font-weight-asian="bold" style:font-size-complex="10.5pt"/>
    </style:style>
    <style:style style:name="T4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7">
<text:span text:style-name="Strong Emphasis">ORDINE DI LAVORO 2009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Via delle Montagne Rocciose,49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00144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De SIlvestri Marini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>
data ordine
</text:p>
          </table:table-cell>
          <table:table-cell office:value-type="string" table:style-name="Table1.A1">
            <text:p text:style-name="P6">
n. ordine
</text:p>
          </table:table-cell>
          <table:table-cell office:value-type="string" table:style-name="Table1.A1">
            <text:p text:style-name="P6">
job nr.
</text:p>
          </table:table-cell>
          <table:table-cell office:value-type="string" table:number-columns-spanned="4" table:style-name="Table1.A1">
            <text:p text:style-name="P6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0">
            <text:p text:style-name="Table_20_Contents">
17/04/2009
</text:p>
          </table:table-cell>
          <table:table-cell office:value-type="string" table:style-name="Table1.A10">
            <text:p text:style-name="Table_20_Contents">
002/2009
</text:p>
          </table:table-cell>
          <table:table-cell office:value-type="string" table:style-name="Table1.A10">
            <text:p text:style-name="Table_20_Contents">
003/2009
</text:p>
          </table:table-cell>
          <table:table-cell office:value-type="string" table:number-columns-spanned="4" table:style-name="Table1.D10">
            <text:p text:style-name="Table_20_Contents">
Ordine per progetto 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">
            <text:p text:style-name="P6">
descrizione ordine
</text:p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1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6  illustrazioni 3d, alta definizione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CONSUNTIVO VOLANTINI  €0,00/Cad.
</text:p>
          </table:table-cell>
          <table:table-cell office:value-type="string" table:style-name="Table2.B2">
            <text:p text:style-name="P7">
€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promo desk  €25,80/Cad.
</text:p>
          </table:table-cell>
          <table:table-cell office:value-type="string" table:style-name="Table2.B2">
            <text:p text:style-name="P7">
€8.772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340  totem  €39,00/Cad.
</text:p>
          </table:table-cell>
          <table:table-cell office:value-type="string" table:style-name="Table2.B2">
            <text:p text:style-name="P7">
€13.26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B1">
            <text:p text:style-name="P7"/>
          </table:table-cell>
        </table:table-row>
        <table:table-row>
          <table:table-cell office:value-type="string" table:style-name="Table2.A2">
            <text:p text:style-name="Table_20_Contents">
n. 1  movimentazione materiali c/o vs magazzini  €1.380,00/Cad.
</text:p>
          </table:table-cell>
          <table:table-cell office:value-type="string" table:style-name="Table2.B2">
            <text:p text:style-name="P7">
€1.380,00
</text:p>
          </table:table-cell>
        </table:table-row>
        <table:table-row>
          <table:table-cell office:value-type="string" table:style-name="Table2.A3">

</table:table-cell>
          <table:table-cell office:value-type="string" table:style-name="Table2.A3">
            <text:p text:style-name="P7"/>
          </table:table-cell>
        </table:table-row>
        <table:table-row>
          <table:table-cell office:value-type="string" table:style-name="Table2.A4">
            <text:p text:style-name="P8">
Vi preghiamo riportare il numero d'ordine sulla Vs fattura
</text:p>
          </table:table-cell>
          <table:table-cell office:value-type="string" table:style-name="Table2.B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4">
totale imponibile
</text:p>
          </table:table-cell>
          <table:table-cell office:value-type="string" table:style-name="Table3.F2">
            <text:p text:style-name="P7">
<text:span text:style-name="String Emphasis">€23.412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mod. pagamento
</text:p>
          </table:table-cell>
          <table:table-cell office:value-type="string" table:number-columns-spanned="4" table:style-name="Table3.B4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consegna
</text:p>
          </table:table-cell>
          <table:table-cell office:value-type="string" table:number-columns-spanned="4" table:style-name="Table3.B5">
            <text:p text:style-name="Table_20_Contents">
Via delle Montagne Rocciose, fra due settimana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3">
IVA 20%
</text:p>
          </table:table-cell>
          <table:table-cell office:value-type="string" table:number-columns-spanned="4" table:style-name="Table3.B5">
            <text:p text:style-name="Table_20_Contents">
20 %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2" table:style-name="Table3.A1">
            <text:p text:style-name="P13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15">
FIRMA
</text:p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2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0">
<text:span text:style-name="Strong Emphasis">Cube S.r.l.</text:span>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script="urn:oasis:names:tc:opendocument:xmlns:script:1.0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1">
  <office:font-face-decls>
    <style:font-face style:name="StarSymbol" svg:font-family="StarSymbol"/>
    <style:font-face style:name="Verdana" style:font-family-generic="swiss" svg:font-family="Verdana"/>
    <style:font-face style:name="Monospace" style:font-pitch="fixed" svg:font-family="Monospace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3cm" draw:start-line-spacing-vertical="0.283cm" draw:end-line-spacing-horizontal="0.283cm" draw:shadow-offset-y="0.3cm" draw:start-line-spacing-horizontal="0.283cm" draw:end-line-spacing-vertical="0.283cm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1.251cm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212cm" fo:margin-top="0.423cm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212cm" fo:margin-top="0cm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212cm" fo:margin-top="0.212cm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8.795cm" style:type="center"/>
          <style:tab-stop style:position="17.59cm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cm" style:auto-text-indent="false" fo:margin-left="1.997cm" fo:margin-right="0cm">
        <style:tab-stops>
          <style:tab-stop style:position="15.593cm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cm" style:horizontal-pos="center" style:wrap="dynamic" svg:y="0cm" style:vertical-rel="paragraph" style:wrap-contour="false" style:horizontal-rel="paragraph" style:vertical-pos="top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499cm"/>
  </office:styles>
  <office:automatic-styles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cm 0cm 0cm 0cm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cm 0cm 0cm 0cm)" draw:red="0%" draw:luminance="0%" draw:gamma="100%" style:run-through="background" style:horizontal-rel="paragraph" style:mirror="none" draw:color-inversion="false" style:vertical-pos="from-top"/>
    </style:style>
    <style:page-layout style:name="pm1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499cm" fo:min-height="0cm" fo:margin-left="0cm" fo:margin-right="0cm"/>
      </style:header-style>
      <style:footer-style/>
    </style:page-layout>
    <style:page-layout style:name="pm2">
      <style:page-layout-properties style:num-format="1" fo:margin-bottom="0.508cm" style:shadow="none" style:writing-mode="lr-tb" fo:margin-top="0.508cm" fo:background-color="transparent" fo:page-height="29.693cm" style:print-orientation="portrait" fo:margin-left="2.032cm" fo:margin-right="2.032cm" style:footnote-max-height="0cm" fo:page-width="21.006cm">
        <style:background-image/>
        <style:columns fo:column-gap="0cm" fo:column-count="1"/>
        <style:footnote-sep style:distance-before-sep="0.101cm" style:color="#000000" style:adjustment="left" style:rel-width="25%" style:width="0.018cm" style:distance-after-sep="0.101cm"/>
      </style:page-layout-properties>
      <style:header-style>
        <style:header-footer-properties fo:margin-bottom="0.508cm" fo:min-height="0.61cm" fo:margin-left="0cm" fo:margin-right="0cm" style:dynamic-spacing="false"/>
      </style:header-style>
      <style:footer-style>
        <style:header-footer-properties fo:margin-top="0.508cm" fo:min-height="1.016cm" fo:margin-left="0cm" fo:margin-right="0.762cm" style:dynamic-spacing="false"/>
      </style:footer-style>
    </style:page-layout>
    <style:page-layout style:name="pm3">
      <style:page-layout-properties style:num-format="1" fo:margin-bottom="2cm" style:writing-mode="lr-tb" fo:margin-top="2cm" fo:page-height="27.94cm" style:print-orientation="portrait" fo:margin-left="2cm" fo:margin-right="2cm" style:footnote-max-height="0cm" fo:page-width="21.59cm">
        <style:footnote-sep style:distance-before-sep="0.101cm" style:color="#000000" style:adjustment="left" style:rel-width="25%" style:width="0.018cm" style:distance-after-sep="0.101cm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
<draw:frame text:anchor-type="paragraph" draw:name="graphics1" svg:x="0.037cm" svg:y="0.011cm" svg:height="0.847cm" draw:z-index="0" draw:style-name="fr1" svg:width="0.847cm">
<draw:image xlink:href="Pictures/1000020100000020000000209CD9549D.png" xlink:type="simple" xlink:show="embed" xlink:actuate="onLoad"/>
</draw:frame>
options.company.ragionesociale
</text:p>
        <text:p text:style-name="P2">
options.company.indirizzo
</text:p>
        <text:p text:style-name="Header"/>
        <text:p text:style-name="Header"/>
      </style:header>
    </style:master-page>
    <style:master-page style:name="Fattura" style:page-layout-name="pm2">
      <style:header>
        <text:p text:style-name="P3">
<draw:frame text:anchor-type="paragraph" draw:name="graphics2" svg:x="0.046cm" svg:y="0.159cm" svg:height="1.799cm" draw:z-index="0" draw:style-name="fr1" svg:width="7.204cm">
<draw:image xlink:href="Pictures/10000000000001080000003E4C04DCBB.jpg" xlink:type="simple" xlink:show="embed" xlink:actuate="onLoad"/>
</draw:frame>
<draw:frame text:anchor-type="paragraph" draw:name="graphics3" svg:x="-0.658cm" svg:y="-0.503cm" svg:height="10.125cm" draw:z-index="1" draw:style-name="fr1" svg:width="0.423cm">
<draw:image xlink:href="Pictures/100000000000000C0000011F81378DB1.jpg" xlink:type="simple" xlink:show="embed" xlink:actuate="onLoad"/>
</draw:frame>
<text:span text:style-name="Strong Emphasis">Cube S.r.l.</text:span>
</text:p>
        <text:p text:style-name="P4">
Via del Fosso S.Andrea 201
</text:p>
        <text:p text:style-name="P4">
+39.06.79897096
</text:p>
        <text:p text:style-name="P4">
+39.06.79811982
</text:p>
        <text:p text:style-name="P4">
08564941006
</text:p>
        <text:p text:style-name="P4">
<draw:frame text:anchor-type="paragraph" draw:name="graphics4" svg:x="16.521cm" svg:y="17.332cm" svg:height="9.172cm" draw:z-index="2" draw:style-name="fr2" svg:width="1.129cm">
<draw:image xlink:href="Pictures/10000000000000200000010404F9A28D.jpg" xlink:type="simple" xlink:show="embed" xlink:actuate="onLoad"/>
</draw:frame>
www.cubestudio.it
</text:p>
      </style:header>
      <style:footer>
        <text:p text:style-name="P5">
<text:span text:style-name="Page_20_Number"/>
</text:p>
        <text:p text:style-name="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ab</meta:initial-creator>
    <meta:creation-date>2009-04-15T14:43:35</meta:creation-date>
    <dc:creator>andreab</dc:creator>
    <dc:date>2009-04-17T11:34:21</dc:date>
    <meta:editing-cycles>235</meta:editing-cycles>
    <meta:editing-duration>PT10H1M29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1" meta:paragraph-count="41" meta:word-count="85" meta:character-count="836"/>
  </office:meta>
</office:document-meta>
</file>